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TakaoMincho" svg:font-family="TakaoMincho"/>
    <style:font-face style:name="DejaVu Sans1" svg:font-family="'DejaVu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Browallia New" svg:font-family="'Browallia New'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0e6959" officeooo:paragraph-rsid="000e6959" style:font-weight-asian="bold" style:font-weight-complex="bold"/>
    </style:style>
    <style:style style:name="P3" style:family="paragraph" style:parent-style-name="Preformatted_20_Text">
      <style:text-properties officeooo:rsid="001e20a6" officeooo:paragraph-rsid="001e20a6"/>
    </style:style>
    <style:style style:name="P4" style:family="paragraph" style:parent-style-name="Preformatted_20_Text">
      <style:text-properties officeooo:rsid="001ed99c" officeooo:paragraph-rsid="001ed99c"/>
    </style:style>
    <style:style style:name="P5" style:family="paragraph" style:parent-style-name="Preformatted_20_Text">
      <style:text-properties officeooo:rsid="001d4f4f" officeooo:paragraph-rsid="001ed99c"/>
    </style:style>
    <style:style style:name="P6" style:family="paragraph" style:parent-style-name="Preformatted_20_Text">
      <style:text-properties style:font-name="Carlito"/>
    </style:style>
    <style:style style:name="P7" style:family="paragraph" style:parent-style-name="Preformatted_20_Text">
      <style:text-properties style:font-name="Carlito" officeooo:rsid="0010610f" officeooo:paragraph-rsid="0010610f"/>
    </style:style>
    <style:style style:name="P8" style:family="paragraph" style:parent-style-name="Preformatted_20_Text">
      <style:text-properties style:font-name="Carlito" officeooo:rsid="001080fb" officeooo:paragraph-rsid="001080fb"/>
    </style:style>
    <style:style style:name="P9" style:family="paragraph" style:parent-style-name="Preformatted_20_Text">
      <style:text-properties officeooo:rsid="0010610f" officeooo:paragraph-rsid="0010610f"/>
    </style:style>
    <style:style style:name="P10" style:family="paragraph" style:parent-style-name="Preformatted_20_Text">
      <style:text-properties officeooo:rsid="00194400" officeooo:paragraph-rsid="00194400"/>
    </style:style>
    <style:style style:name="P11" style:family="paragraph" style:parent-style-name="Preformatted_20_Text">
      <style:text-properties officeooo:paragraph-rsid="001e20a6"/>
    </style:style>
    <style:style style:name="P12" style:family="paragraph" style:parent-style-name="Preformatted_20_Text">
      <style:text-properties officeooo:paragraph-rsid="00194400"/>
    </style:style>
    <style:style style:name="P13" style:family="paragraph" style:parent-style-name="Preformatted_20_Text">
      <style:text-properties officeooo:paragraph-rsid="000a1953"/>
    </style:style>
    <style:style style:name="P14" style:family="paragraph" style:parent-style-name="Preformatted_20_Text">
      <style:text-properties officeooo:rsid="000e6959" officeooo:paragraph-rsid="000e6959"/>
    </style:style>
    <style:style style:name="P15" style:family="paragraph" style:parent-style-name="Preformatted_20_Text">
      <style:text-properties officeooo:rsid="000bf9a3" officeooo:paragraph-rsid="000bf9a3"/>
    </style:style>
    <style:style style:name="P16" style:family="paragraph" style:parent-style-name="Preformatted_20_Text">
      <style:text-properties officeooo:paragraph-rsid="00182036"/>
    </style:style>
    <style:style style:name="P17" style:family="paragraph" style:parent-style-name="Preformatted_20_Text">
      <style:text-properties officeooo:paragraph-rsid="000c85ac"/>
    </style:style>
    <style:style style:name="P18" style:family="paragraph" style:parent-style-name="Preformatted_20_Text">
      <style:text-properties officeooo:paragraph-rsid="0008575b"/>
    </style:style>
    <style:style style:name="P19" style:family="paragraph" style:parent-style-name="Preformatted_20_Text">
      <style:text-properties officeooo:rsid="00161e93" officeooo:paragraph-rsid="00161e93"/>
    </style:style>
    <style:style style:name="P20" style:family="paragraph" style:parent-style-name="Preformatted_20_Text">
      <style:text-properties officeooo:rsid="00114708" officeooo:paragraph-rsid="00114708"/>
    </style:style>
    <style:style style:name="P21" style:family="paragraph" style:parent-style-name="Preformatted_20_Text">
      <style:text-properties officeooo:rsid="00144c21" officeooo:paragraph-rsid="00144c21"/>
    </style:style>
    <style:style style:name="P22" style:family="paragraph" style:parent-style-name="Preformatted_20_Text">
      <style:text-properties officeooo:paragraph-rsid="00288f9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8f95" style:font-weight-asian="bold" style:font-weight-complex="bold"/>
    </style:style>
    <style:style style:name="T3" style:family="text">
      <style:text-properties officeooo:rsid="0008575b"/>
    </style:style>
    <style:style style:name="T4" style:family="text">
      <style:text-properties fo:font-weight="normal" officeooo:rsid="000a1953" style:font-weight-asian="normal" style:font-weight-complex="normal"/>
    </style:style>
    <style:style style:name="T5" style:family="text">
      <style:text-properties fo:font-weight="normal" officeooo:rsid="000bf9a3" style:font-weight-asian="normal" style:font-weight-complex="normal"/>
    </style:style>
    <style:style style:name="T6" style:family="text">
      <style:text-properties officeooo:rsid="000bf9a3"/>
    </style:style>
    <style:style style:name="T7" style:family="text">
      <style:text-properties officeooo:rsid="000cce23"/>
    </style:style>
    <style:style style:name="T8" style:family="text">
      <style:text-properties officeooo:rsid="0010610f"/>
    </style:style>
    <style:style style:name="T9" style:family="text">
      <style:text-properties officeooo:rsid="001080fb"/>
    </style:style>
    <style:style style:name="T10" style:family="text">
      <style:text-properties officeooo:rsid="00144c21"/>
    </style:style>
    <style:style style:name="T11" style:family="text">
      <style:text-properties officeooo:rsid="00165be4"/>
    </style:style>
    <style:style style:name="T12" style:family="text">
      <style:text-properties officeooo:rsid="00165df8"/>
    </style:style>
    <style:style style:name="T13" style:family="text">
      <style:text-properties officeooo:rsid="00174afb"/>
    </style:style>
    <style:style style:name="T14" style:family="text">
      <style:text-properties officeooo:rsid="00182036"/>
    </style:style>
    <style:style style:name="T15" style:family="text">
      <style:text-properties officeooo:rsid="00194400"/>
    </style:style>
    <style:style style:name="T16" style:family="text">
      <style:text-properties officeooo:rsid="001abbb8"/>
    </style:style>
    <style:style style:name="T17" style:family="text">
      <style:text-properties officeooo:rsid="001bd780"/>
    </style:style>
    <style:style style:name="T18" style:family="text">
      <style:text-properties officeooo:rsid="001e20a6"/>
    </style:style>
    <style:style style:name="T19" style:family="text">
      <style:text-properties officeooo:rsid="001ed99c"/>
    </style:style>
    <style:style style:name="T20" style:family="text">
      <style:text-properties officeooo:rsid="001edce2"/>
    </style:style>
    <style:style style:name="T21" style:family="text">
      <style:text-properties officeooo:rsid="00228f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2">H</text:span><text:span text:style-name="T1">ow to do object oriented C and performance comparison between C and python </text:span></text:p>
      <text:p text:style-name="P22"><text:span text:style-name="T2">Author: me, <text:s/>Reader: you.</text:span><text:span text:style-name="T1"> </text:span><text:s text:c="2"/></text:p>
      <text:p text:style-name="P13"/>
      <text:p text:style-name="P13"><text:span text:style-name="T1">Contents:</text:span></text:p>
      <text:p text:style-name="P15">0. Summary</text:p>
      <text:p text:style-name="P13">1. On How to do object oriented programming with C</text:p>
      <text:p text:style-name="P13">2. Python code</text:p>
      <text:p text:style-name="P13">3. Equivalent 'C' code</text:p>
      <text:p text:style-name="P13">4. Performance comparison between python and C</text:p>
      <text:p text:style-name="P14">5. Conclusion</text:p>
      <text:p text:style-name="P13"/>
      <text:p text:style-name="P1"><text:span text:style-name="T6">0. </text:span>Summary</text:p>
      <text:p text:style-name="P13"><text:span text:style-name="T4">This </text:span><text:span text:style-name="T5">nano report shows how to implement object oriented programming in 'C' and compares the performance of 'C' and Python of the equivalent code.</text:span> <text:span text:style-name="T6">The 'C' code runs 9 times faster than the Python counterpart for the test programs.</text:span></text:p>
      <text:p text:style-name="Preformatted_20_Text"/>
      <text:p text:style-name="P1">1. On How to <text:span text:style-name="T12">do </text:span>object oriented with C</text:p>
      <text:p text:style-name="P1"/>
      <text:p text:style-name="P12">There is no such architecture like object oriented CPU. <text:span text:style-name="T6">So, software must </text:span>implement object oriented programming. <text:span text:style-name="T6">'C' can be a target language to which OOP languages be translated, since 'C' implements OOP.</text:span> <text:span text:style-name="T6">How? </text:span>Just pass a whole structure to a function; that implements somewhat JAVA's interface.</text:p>
      <text:p text:style-name="P12"><text:span text:style-name="T15">Below is one simplest 'C' object implementation; in fact, 'C' func() is more like interface:</text:span> </text:p>
      <text:p text:style-name="Preformatted_20_Text"/>
      <text:p text:style-name="Preformatted_20_Text">typedef struct OBJ <text:tab/><text:tab/><text:tab/><text:tab/>// <text:tab/><text:span text:style-name="T13">Class OBJ</text:span></text:p>
      <text:p text:style-name="Preformatted_20_Text">{ int x;<text:tab/><text:tab/><text:tab/><text:tab/><text:tab/><text:tab/>// <text:tab/><text:span text:style-name="T13">{ int x;</text:span></text:p>
      <text:p text:style-name="P16">} OBJ;<text:tab/><text:tab/><text:tab/><text:tab/><text:tab/><text:tab/>//<text:tab/> <text:s/><text:span text:style-name="T14">void func( )</text:span></text:p>
      <text:p text:style-name="P16"><text:tab/><text:tab/><text:tab/><text:tab/><text:tab/><text:tab/>// <text:tab/> <text:s text:c="2"/><text:span text:style-name="T14">{ <text:s text:c="2"/>x = 50;</text:span></text:p>
      <text:p text:style-name="P16">func( OBJ *obj)<text:tab/><text:tab/><text:tab/><text:tab/><text:tab/>//<text:tab/> <text:s text:c="2"/><text:span text:style-name="T14">}</text:span></text:p>
      <text:p text:style-name="P16">{ obj-&gt;x = <text:span text:style-name="T6">50</text:span>; <text:tab/><text:tab/><text:tab/><text:tab/><text:tab/>// <text:tab/><text:span text:style-name="T14">}</text:span> </text:p>
      <text:p text:style-name="P16">}<text:tab/><text:tab/><text:tab/><text:tab/><text:tab/><text:tab/>//<text:tab/><text:span text:style-name="T14">Class test</text:span></text:p>
      <text:p text:style-name="Preformatted_20_Text"><text:tab/><text:tab/><text:tab/><text:tab/><text:tab/><text:tab/>//<text:tab/><text:span text:style-name="T14">{</text:span></text:p>
      <text:p text:style-name="Preformatted_20_Text">main()<text:tab/><text:tab/><text:tab/><text:tab/><text:tab/><text:tab/>//<text:tab/> <text:s/><text:span text:style-name="T14">main()</text:span> </text:p>
      <text:p text:style-name="P16">{ OBJ o;<text:tab/><text:tab/><text:tab/><text:tab/><text:tab/>//<text:tab/> <text:s/><text:span text:style-name="T14">{ OBJ o = new( OBJ, o);</text:span></text:p>
      <text:p text:style-name="P16"><text:s text:c="2"/>func( &amp;o );<text:tab/><text:tab/><text:tab/><text:tab/><text:tab/>//<text:tab/> <text:s text:c="4"/><text:span text:style-name="T14">o.func();</text:span></text:p>
      <text:p text:style-name="Preformatted_20_Text">}<text:tab/><text:tab/><text:tab/><text:tab/><text:tab/><text:tab/>// <text:tab/> <text:s/><text:span text:style-name="T14">}</text:span></text:p>
      <text:p text:style-name="Preformatted_20_Text"><text:tab/><text:tab/><text:tab/><text:tab/><text:tab/><text:tab/>//<text:tab/><text:span text:style-name="T14">}</text:span></text:p>
      <text:p text:style-name="Preformatted_20_Text"/>
      <text:p text:style-name="Preformatted_20_Text">If you add a pointer to function to the structure, you will implement a class' intrinsic method. 'C' implements multiple inheritance and interface. <text:span text:style-name="T3">F</text:span>ollowing <text:span text:style-name="T3">'C' </text:span>code implements <text:span text:style-name="T3">so-called class</text:span>.</text:p>
      <text:p text:style-name="Preformatted_20_Text">/*---------- Define Class OBJ ---------*/ </text:p>
      <text:p text:style-name="P10">#define class typedef struct</text:p>
      <text:p text:style-name="Preformatted_20_Text"><text:span text:style-name="T15">class</text:span> OBJ</text:p>
      <text:p text:style-name="Preformatted_20_Text"><text:soft-page-break/>{ int x, y;</text:p>
      <text:p text:style-name="Preformatted_20_Text"><text:s text:c="2"/>int (*construct)(struct OBJ *o, int, int);<text:tab/>// <text:span text:style-name="T3">pointer to constructor</text:span></text:p>
      <text:p text:style-name="P18"><text:s text:c="2"/>int (*print_x_y)(struct OBJ *o); <text:s text:c="12"/><text:tab/>// <text:span text:style-name="T3">pointer to a member function</text:span></text:p>
      <text:p text:style-name="Preformatted_20_Text">} OBJ;</text:p>
      <text:p text:style-name="Preformatted_20_Text"><text:s text:c="4"/>int OBJconstruct(struct OBJ *o, int a, int b) <text:s text:c="4"/>// <text:span text:style-name="T3">constructor </text:span></text:p>
      <text:p text:style-name="Preformatted_20_Text"><text:s text:c="4"/>{ o-&gt;x = a;</text:p>
      <text:p text:style-name="Preformatted_20_Text"><text:s text:c="6"/>o-&gt;y = b;</text:p>
      <text:p text:style-name="Preformatted_20_Text"><text:s text:c="4"/>}</text:p>
      <text:p text:style-name="Preformatted_20_Text"><text:s text:c="4"/>int OBJprintxy(struct OBJ *o) <text:s text:c="24"/>// <text:span text:style-name="T3">member function</text:span></text:p>
      <text:p text:style-name="Preformatted_20_Text"><text:s text:c="4"/>{ printf("%d %d\n", o-&gt;x, o-&gt;y);</text:p>
      <text:p text:style-name="Preformatted_20_Text"><text:s text:c="4"/>}</text:p>
      <text:p text:style-name="Preformatted_20_Text">/*---------- End Class <text:span text:style-name="T18">OBJ</text:span>------------*/ </text:p>
      <text:p text:style-name="Preformatted_20_Text">main()</text:p>
      <text:p text:style-name="P17">{OBJ obj;</text:p>
      <text:p text:style-name="Preformatted_20_Text"><text:s/>obj.construct = OBJconstruct; <text:s text:c="3"/>// <text:span text:style-name="T7">binding methods to object</text:span></text:p>
      <text:p text:style-name="Preformatted_20_Text"><text:s/>obj.print_x_y = OBJprintxy;</text:p>
      <text:p text:style-name="Preformatted_20_Text"/>
      <text:p text:style-name="Preformatted_20_Text"><text:s/>obj.construct(&amp;obj, 10, 20); <text:s text:c="4"/>// <text:span text:style-name="T7">running constructor</text:span></text:p>
      <text:p text:style-name="Preformatted_20_Text"><text:s/>obj.print_x_y(&amp;obj ); <text:s text:c="15"/>// <text:span text:style-name="T7">obj data access by obj's member function</text:span></text:p>
      <text:p text:style-name="Preformatted_20_Text">}</text:p>
      <text:p text:style-name="P11"/>
      <text:p text:style-name="P3">The above code is approximately:</text:p>
      <text:p text:style-name="P11"/>
      <text:p text:style-name="P11"><text:span text:style-name="T15">class</text:span> OBJ</text:p>
      <text:p text:style-name="P11">{ int x, y;</text:p>
      <text:p text:style-name="P11"><text:s text:c="2"/>int <text:span text:style-name="T18">OBJ</text:span>(<text:span text:style-name="T18">int a, int b</text:span>)</text:p>
      <text:p text:style-name="P11"><text:s text:c="4"/>{ x = a;</text:p>
      <text:p text:style-name="P11"><text:s text:c="6"/>y = b;</text:p>
      <text:p text:style-name="P11"><text:s text:c="4"/>}</text:p>
      <text:p text:style-name="P11"><text:s text:c="2"/>int print_x_y( <text:s/>); <text:s text:c="12"/><text:tab/>// <text:span text:style-name="T3">pointer to a member function</text:span></text:p>
      <text:p text:style-name="P11"><text:s text:c="4"/>{ <text:span text:style-name="T18">System.out.</text:span>printf("%d %d\n", x, y);</text:p>
      <text:p text:style-name="P11"><text:s text:c="4"/>}</text:p>
      <text:p text:style-name="P11">};</text:p>
      <text:p text:style-name="P11">main( )</text:p>
      <text:p text:style-name="P11">{ OBJ obj<text:span text:style-name="T18">(</text:span>0, 20); </text:p>
      <text:p text:style-name="P11"><text:s/>obj.print_x_y( <text:s/>);</text:p>
      <text:p text:style-name="P11">}</text:p>
      <text:p text:style-name="P3">}</text:p>
      <text:p text:style-name="P11">'C' <text:span text:style-name="T7">does </text:span>not have object oriented programming <text:span text:style-name="T7">facilities</text:span>. So, you <text:span text:style-name="T7">manually</text:span> <text:span text:style-name="T7">bind member functions to the structure's function pointers at run time.</text:span> <text:span text:style-name="T7">A</text:span>fter that, it <text:span text:style-name="T7">looks like</text:span> just another object oriented programming language as long as you discipline yourself to pass own structure <text:span text:style-name="T3">(object) </text:span>to <text:span text:style-name="T7">the object</text:span> function, like <text:span text:style-name="T1">obj </text:span>and <text:soft-page-break/><text:span text:style-name="T1">&amp;obj</text:span> below <text:span text:style-name="T18">to ensure</text:span> obj methods <text:span text:style-name="T18">access</text:span> the object's <text:span text:style-name="T18">data</text:span>.</text:p>
      <text:p text:style-name="Preformatted_20_Text"><text:s/></text:p>
      <text:p text:style-name="Preformatted_20_Text"><text:s/><text:span text:style-name="T1">obj</text:span>.print_x_y(<text:span text:style-name="T1">&amp;obj</text:span>);</text:p>
      <text:p text:style-name="Preformatted_20_Text"><text:s/></text:p>
      <text:p text:style-name="Preformatted_20_Text"/>
      <text:p text:style-name="P1">2. Python object oriented programming</text:p>
      <text:p text:style-name="P10">This Python code is translation of the 'C' code in section 3 below.</text:p>
      <text:p text:style-name="P10"/>
      <text:p text:style-name="Preformatted_20_Text">__metaclass__ = type</text:p>
      <text:p text:style-name="Preformatted_20_Text"/>
      <text:p text:style-name="Preformatted_20_Text">class calcarea():</text:p>
      <text:p text:style-name="Preformatted_20_Text"><text:s text:c="4"/>def __init__(self ):</text:p>
      <text:p text:style-name="Preformatted_20_Text"><text:s text:c="8"/>pass</text:p>
      <text:p text:style-name="Preformatted_20_Text"/>
      <text:p text:style-name="Preformatted_20_Text"><text:s text:c="4"/>def printfunc(self ):</text:p>
      <text:p text:style-name="Preformatted_20_Text"><text:s text:c="8"/>print( 'I am super print.' )</text:p>
      <text:p text:style-name="Preformatted_20_Text"/>
      <text:p text:style-name="Preformatted_20_Text">class polymor(calcarea): <text:s text:c="6"/># polymor extends calcarea</text:p>
      <text:p text:style-name="Preformatted_20_Text"><text:s text:c="4"/>def __inti__(self ):</text:p>
      <text:p text:style-name="Preformatted_20_Text"><text:s text:c="8"/>pass</text:p>
      <text:p text:style-name="Preformatted_20_Text"><text:s text:c="2"/></text:p>
      <text:p text:style-name="Preformatted_20_Text"><text:s text:c="4"/>def printfunc(self ):</text:p>
      <text:p text:style-name="Preformatted_20_Text"><text:s text:c="8"/>print( 'aaah, I am poly <text:s/>print.' )</text:p>
      <text:p text:style-name="Preformatted_20_Text"/>
      <text:p text:style-name="Preformatted_20_Text"><text:s text:c="4"/>def superprintfunc(self ):</text:p>
      <text:p text:style-name="Preformatted_20_Text"><text:s text:c="8"/>super(polymor, self).printfunc() </text:p>
      <text:p text:style-name="Preformatted_20_Text"/>
      <text:p text:style-name="Preformatted_20_Text"><text:s text:c="4"/>def morph(self, f_argv, *argv):</text:p>
      <text:p text:style-name="Preformatted_20_Text"><text:s text:c="8"/>if f_argv == "rectangle":</text:p>
      <text:p text:style-name="Preformatted_20_Text"><text:s text:c="12"/>return ( argv[0] * argv[1] )</text:p>
      <text:p text:style-name="Preformatted_20_Text"><text:s text:c="8"/>if f_argv == "circle":</text:p>
      <text:p text:style-name="Preformatted_20_Text"><text:s text:c="12"/>return ( argv[0] * argv[0] * 3.1416 )</text:p>
      <text:p text:style-name="Preformatted_20_Text"><text:s text:c="8"/>if f_argv == "volume":</text:p>
      <text:p text:style-name="Preformatted_20_Text"><text:s text:c="12"/>return ( argv[0] * argv[1] * argv[2] )</text:p>
      <text:p text:style-name="Preformatted_20_Text"><text:s text:c="8"/>print( 'bad call to poly morph' )</text:p>
      <text:p text:style-name="Preformatted_20_Text"/>
      <text:p text:style-name="Preformatted_20_Text">bg = calcarea()</text:p>
      <text:p text:style-name="Preformatted_20_Text">poly = polymor()</text:p>
      <text:p text:style-name="Preformatted_20_Text"/>
      <text:p text:style-name="Preformatted_20_Text">bg.printfunc()</text:p>
      <text:p text:style-name="Preformatted_20_Text">poly.printfunc()</text:p>
      <text:p text:style-name="Preformatted_20_Text">poly.superprintfunc()</text:p>
      <text:p text:style-name="Preformatted_20_Text"><text:soft-page-break/></text:p>
      <text:p text:style-name="Preformatted_20_Text">print <text:s/>( poly.morph("rectangle", 10, 20) )</text:p>
      <text:p text:style-name="Preformatted_20_Text">print <text:s/>( poly.morph("circle", 100.0) )</text:p>
      <text:p text:style-name="Preformatted_20_Text">print <text:s/>( poly.morph("volume", 1.0, 2.0, 3.0) )</text:p>
      <text:p text:style-name="Preformatted_20_Text"/>
      <text:p text:style-name="Preformatted_20_Text">for i in range(0, 9999000):</text:p>
      <text:p text:style-name="Preformatted_20_Text"><text:s text:c="2"/>( poly.morph("rectangle", 10, 20) )</text:p>
      <text:p text:style-name="Preformatted_20_Text"><text:s text:c="2"/>( poly.morph("circle", 100.0) )</text:p>
      <text:p text:style-name="Preformatted_20_Text"><text:s text:c="2"/>( poly.morph("volume", 1.0, 2.0, 3.0) )</text:p>
      <text:p text:style-name="Preformatted_20_Text"/>
      <text:p text:style-name="Preformatted_20_Text"/>
      <text:p text:style-name="P1">3 <text:s/>'C' object oriented programming equivalent to Python above</text:p>
      <text:p text:style-name="Preformatted_20_Text">#include &lt;stdio.h&gt;</text:p>
      <text:p text:style-name="Preformatted_20_Text">#include &lt;stdarg.h&gt;</text:p>
      <text:p text:style-name="Preformatted_20_Text">#define class typedef struct <text:s text:c="11"/>// <text:span text:style-name="T7">this define is not needed, but it looks like C++ and Java (a little bit)</text:span></text:p>
      <text:p text:style-name="Preformatted_20_Text">typedef union { int i; float f; double d; } RES;</text:p>
      <text:p text:style-name="Preformatted_20_Text"/>
      <text:p text:style-name="Preformatted_20_Text">class calcarea {</text:p>
      <text:p text:style-name="Preformatted_20_Text">RES length;</text:p>
      <text:p text:style-name="Preformatted_20_Text">void (* printfunc)( );</text:p>
      <text:p text:style-name="Preformatted_20_Text">} BG;</text:p>
      <text:p text:style-name="Preformatted_20_Text">void superbgprint() // implements calcarea's <text:s/>printfunc</text:p>
      <text:p text:style-name="Preformatted_20_Text">{ printf("I am super print.\n"); </text:p>
      <text:p text:style-name="Preformatted_20_Text">}</text:p>
      <text:p text:style-name="Preformatted_20_Text">calcarea_init(BG * bg )</text:p>
      <text:p text:style-name="Preformatted_20_Text">{ bg-&gt;printfunc = superbgprint;</text:p>
      <text:p text:style-name="Preformatted_20_Text">}</text:p>
      <text:p text:style-name="Preformatted_20_Text"/>
      <text:p text:style-name="Preformatted_20_Text"/>
      <text:p text:style-name="Preformatted_20_Text">class polymor <text:s/>// inherit calcarea above </text:p>
      <text:p text:style-name="Preformatted_20_Text">{ <text:s/>BG <text:s/>*super; <text:s/>// This points to the super</text:p>
      <text:p text:style-name="Preformatted_20_Text"><text:s text:c="3"/>RES (* morph)(char *, ...) ;</text:p>
      <text:p text:style-name="Preformatted_20_Text"><text:s text:c="3"/>void (* printfunc)( );</text:p>
      <text:p text:style-name="Preformatted_20_Text">} POLY;</text:p>
      <text:p text:style-name="Preformatted_20_Text"/>
      <text:p text:style-name="Preformatted_20_Text">void polyprint(POLY poly)</text:p>
      <text:p text:style-name="Preformatted_20_Text">{ printf("aaah, I am <text:s/>poly print.\n"); </text:p>
      <text:p text:style-name="Preformatted_20_Text">}</text:p>
      <text:p text:style-name="Preformatted_20_Text"/>
      <text:p text:style-name="Preformatted_20_Text">RES polymor_morph(char * type, ...)</text:p>
      <text:p text:style-name="Preformatted_20_Text">{ va_list valist;</text:p>
      <text:p text:style-name="Preformatted_20_Text"><text:s text:c="2"/>RES retval;</text:p>
      <text:p text:style-name="Preformatted_20_Text"><text:soft-page-break/></text:p>
      <text:p text:style-name="Preformatted_20_Text"><text:s text:c="2"/>va_start(valist, type);</text:p>
      <text:p text:style-name="Preformatted_20_Text"><text:s text:c="2"/>if(strcmp(type, "rectangle")==0)</text:p>
      <text:p text:style-name="Preformatted_20_Text"><text:s text:c="5"/>retval.i = va_arg(valist, int) * va_arg(valist, int);</text:p>
      <text:p text:style-name="Preformatted_20_Text"><text:s text:c="2"/>else if(strcmp(type, "circle")==0)</text:p>
      <text:p text:style-name="Preformatted_20_Text"><text:s text:c="5"/>double ff = va_arg(valist, double); <text:s/><text:tab/>retval.f = 3.1416*ff*ff; <text:s text:c="4"/></text:p>
      <text:p text:style-name="Preformatted_20_Text"><text:s text:c="2"/>else if(strcmp(type, "volume")==0)</text:p>
      <text:p text:style-name="Preformatted_20_Text"><text:s text:c="5"/>retval.d=va_arg(valist,double)*va_arg(valist,double)*va_arg(valist,double);</text:p>
      <text:p text:style-name="Preformatted_20_Text"><text:s text:c="2"/>else printf("morph call error\n");</text:p>
      <text:p text:style-name="Preformatted_20_Text"><text:s text:c="2"/>va_end(valist);</text:p>
      <text:p text:style-name="Preformatted_20_Text"><text:s text:c="2"/>return (retval); <text:s text:c="4"/></text:p>
      <text:p text:style-name="Preformatted_20_Text"><text:s/>}</text:p>
      <text:p text:style-name="Preformatted_20_Text"/>
      <text:p text:style-name="Preformatted_20_Text">int polymor_init(POLY *poly, BG *bg) // initializes polymor object </text:p>
      <text:p text:style-name="Preformatted_20_Text"><text:s/>{ <text:s/>poly-&gt;morph = polymor_morph; <text:s text:c="4"/>// with member funcions (methods)</text:p>
      <text:p text:style-name="Preformatted_20_Text"><text:s text:c="4"/>poly-&gt;printfunc = polyprint;</text:p>
      <text:p text:style-name="Preformatted_20_Text"><text:s text:c="4"/>poly-&gt;super = bg;</text:p>
      <text:p text:style-name="Preformatted_20_Text"><text:s/>}</text:p>
      <text:p text:style-name="Preformatted_20_Text"/>
      <text:p text:style-name="Preformatted_20_Text"/>
      <text:p text:style-name="Preformatted_20_Text">int main()</text:p>
      <text:p text:style-name="Preformatted_20_Text">{ POLY poly; unsigned long int <text:s/>h;</text:p>
      <text:p text:style-name="Preformatted_20_Text"><text:s text:c="2"/>BG <text:s text:c="2"/>bg;</text:p>
      <text:p text:style-name="Preformatted_20_Text"/>
      <text:p text:style-name="Preformatted_20_Text"><text:s text:c="2"/>calcarea_init( &amp;bg ); <text:s text:c="7"/>// super('bg') instanciated</text:p>
      <text:p text:style-name="Preformatted_20_Text"><text:s text:c="2"/>polymor_init( &amp;poly, &amp;bg ); <text:s/>// poly inherits class 'bg' </text:p>
      <text:p text:style-name="Preformatted_20_Text"/>
      <text:p text:style-name="Preformatted_20_Text"><text:s text:c="2"/>bg.printfunc( <text:s/>); <text:s text:c="11"/></text:p>
      <text:p text:style-name="Preformatted_20_Text"><text:s text:c="2"/>poly.printfunc( <text:s/>); <text:s text:c="8"/></text:p>
      <text:p text:style-name="Preformatted_20_Text"><text:s text:c="2"/>poly.super-&gt;printfunc( <text:s/>); <text:s/></text:p>
      <text:p text:style-name="Preformatted_20_Text"/>
      <text:p text:style-name="Preformatted_20_Text"><text:s text:c="2"/>printf("%d\n", <text:s text:c="5"/>poly.morph("rectangle", 10, <text:s/>20).i <text:s text:c="3"/>);</text:p>
      <text:p text:style-name="Preformatted_20_Text"><text:s text:c="2"/>printf("%5.1f\n", <text:s/>poly.morph("circle", 100.0).f <text:s text:c="11"/>);</text:p>
      <text:p text:style-name="Preformatted_20_Text"><text:s text:c="2"/>printf("%3.1lf\n", poly.morph("volume", 1.0, 2.0, 3.0).d );</text:p>
      <text:p text:style-name="Preformatted_20_Text"/>
      <text:p text:style-name="Preformatted_20_Text"><text:s text:c="2"/>for(h=0; h&lt;9999000; h++)</text:p>
      <text:p text:style-name="Preformatted_20_Text"><text:s text:c="2"/>{</text:p>
      <text:p text:style-name="Preformatted_20_Text"><text:s text:c="3"/>poly.morph("rectangle", 10, <text:s/>20).i;</text:p>
      <text:p text:style-name="Preformatted_20_Text"><text:s text:c="3"/>poly.morph("circle", <text:s text:c="3"/>100.0).f;</text:p>
      <text:p text:style-name="Preformatted_20_Text"><text:s text:c="3"/>poly.morph("volume", <text:s text:c="3"/>1.0, 2.0, 3.0).d;</text:p>
      <text:p text:style-name="Preformatted_20_Text"><text:s text:c="2"/>}</text:p>
      <text:p text:style-name="Preformatted_20_Text"><text:soft-page-break/>}</text:p>
      <text:p text:style-name="Preformatted_20_Text"/>
      <text:p text:style-name="P1">4. Performance Comparison</text:p>
      <text:p text:style-name="Preformatted_20_Text">Experiment <text:span text:style-name="T15">performed </text:span>on Dell N5030, Linux Elementary OS <text:span text:style-name="T16">(Jupiter)</text:span></text:p>
      <text:p text:style-name="Preformatted_20_Text"/>
      <text:p text:style-name="P6">kosuke@kosuke-Inspiron-N5030:~/Cprogramming/DEMO$ ./run</text:p>
      <text:p text:style-name="P6">Sun Oct 13 14:56:58 PDT 2019</text:p>
      <text:p text:style-name="P6">I am super print.</text:p>
      <text:p text:style-name="P6">aaah, I am poly <text:s/>print.</text:p>
      <text:p text:style-name="P6">I am super print.</text:p>
      <text:p text:style-name="P6">200</text:p>
      <text:p text:style-name="P6">31416.0</text:p>
      <text:p text:style-name="P6">6.0</text:p>
      <text:p text:style-name="P6">Sun Oct 13 14:57:17 PDT 2019</text:p>
      <text:p text:style-name="P6">I am super print.</text:p>
      <text:p text:style-name="P6">aaah, I am <text:s/>poly print.</text:p>
      <text:p text:style-name="P6">I am super print.</text:p>
      <text:p text:style-name="P6">200</text:p>
      <text:p text:style-name="P6">31416.0</text:p>
      <text:p text:style-name="P6">6.0</text:p>
      <text:p text:style-name="P6">Sun Oct 13 14:57:19 PDT 2019</text:p>
      <text:p text:style-name="P6">kosuke@kosuke-Inspiron-N5030:~/Cprogramming/DEMO$ </text:p>
      <text:p text:style-name="Preformatted_20_Text"/>
      <text:p text:style-name="Preformatted_20_Text">Python execution time = 19 seconds</text:p>
      <text:p text:style-name="Preformatted_20_Text">C execution time <text:s text:c="5"/>= <text:s/>2 seconds</text:p>
      <text:p text:style-name="Preformatted_20_Text">Several runs resulted the same execution time.</text:p>
      <text:p text:style-name="Preformatted_20_Text"/>
      <text:p text:style-name="P2">5. Conclusion</text:p>
      <text:p text:style-name="P14">Python can not be used where speed is important. With 'C', you manually in<text:span text:style-name="T16">itialize</text:span> an object. But, after that, see the resemblance between 'C' and Python. <text:span text:style-name="T8">'C' implements somewhat Java interface. This eliminates the need of inheritance. For example,</text:span></text:p>
      <text:p text:style-name="P9"/>
      <text:p text:style-name="P7">in<text:span text:style-name="T9">terfaceOBJ </text:span>(struct OBJ *obj)</text:p>
      <text:p text:style-name="P7">{ if( obj-&gt;<text:span text:style-name="T16">impriments</text:span> == 0) <text:s text:c="5"/>printf(“HELLO\n”); <text:s text:c="5"/>// <text:span text:style-name="T9">run default function</text:span></text:p>
      <text:p text:style-name="P7"><text:s text:c="2"/>else <text:s text:c="43"/>printf(“%s\n”, obj-&gt;printf()); <text:s/>// <text:span text:style-name="T9">run obj intrinsic</text:span></text:p>
      <text:p text:style-name="P7">}</text:p>
      <text:p text:style-name="P8"/>
      <text:p text:style-name="P21">JAVA <text:span text:style-name="T21">is not included in</text:span> the comparison because: I could not do the following in Java for fair comparison:</text:p>
      <text:p text:style-name="P21"><text:s/>1. variadic type/variadic number of parameters parameter passing</text:p>
      <text:p text:style-name="P20"><text:s/><text:span text:style-name="T10">2. variadic return type</text:span></text:p>
      <text:p text:style-name="P20"><text:s/><text:span text:style-name="T10">3. disabling loop invariant removal</text:span></text:p>
      <text:p text:style-name="P19">Also, Java polymorphic functions <text:span text:style-name="T11">were</text:span> bound at compile time for this test program <text:span text:style-name="T17">is another reason Java excluded.</text:span></text:p>
      <text:p text:style-name="P5">Arrrrrrr, by the way, <text:span text:style-name="T20">what's so great about </text:span>polymorphism of a function name <text:span text:style-name="T19">and operator overload? They do not reduce either code space or execution time. No evidence of improving readability or shorter programing time. Here is a problem: What if add( 2, 3, 4) runs ok during testing, where it should be add(2,3)? I would rather have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/>
    <style:font-face style:name="TakaoMincho" svg:font-family="TakaoMincho"/>
    <style:font-face style:name="DejaVu Sans1" svg:font-family="'DejaVu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Browallia New" svg:font-family="'Browallia New'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TakaoMincho" style:font-size-asian="10.5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TakaoMincho" style:font-size-asian="10.5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Mincho" style:font-family-asian="TakaoMincho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asian="TakaoMincho" style:font-family-asian="TakaoMincho"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TakaoMincho" style:font-family-asian="TakaoMincho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TakaoMincho" style:font-family-asian="TakaoMincho"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10 Pitch" fo:font-family="'Courier 10 Pitch'" fo:font-size="10pt" style:font-name-asian="Courier 10 Pitch" style:font-family-asian="'Courier 10 Pitch'" style:font-size-asian="10pt" style:font-name-complex="Courier 10 Pitch" style:font-family-complex="'Courier 10 Pitch'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Windows_x86 LibreOffice_project/9bb7eadab57b6755b1265afa86e04bf45fbfc644</meta:generator>
    <dc:date>2019-10-17T14:38:25.890000000</dc:date>
    <meta:editing-duration>P1DT8H22M35S</meta:editing-duration>
    <meta:editing-cycles>25</meta:editing-cycles>
    <meta:document-statistic meta:table-count="0" meta:image-count="0" meta:object-count="0" meta:page-count="6" meta:paragraph-count="200" meta:word-count="1124" meta:character-count="7627" meta:non-whitespace-character-count="6046"/>
  </office:meta>
</office:document-meta>
</file>